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1">
      <style:paragraph-properties fo:margin-top="0in" fo:margin-bottom="0.1965in" style:contextual-spacing="false"/>
    </style:style>
    <style:style style:name="P3" style:family="paragraph" style:parent-style-name="Preformatted_20_Text" style:list-style-name="L2">
      <style:paragraph-properties fo:margin-top="0in" fo:margin-bottom="0.1965in" style:contextual-spacing="false"/>
    </style:style>
    <style:style style:name="P4" style:family="paragraph" style:parent-style-name="Preformatted_20_Text" style:list-style-name="L3">
      <style:paragraph-properties fo:margin-top="0in" fo:margin-bottom="0.1965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page-title"/>Add XDebug to Ubuntu 14.04</text:h>
      <text:p text:style-name="Text_20_body">Submitted by Wilbur on </text:p>
      <text:p text:style-name="Text_20_body">It's pretty easy to add XDebug to Ubuntu for PHP and HTML5 Development.  Here's a recipe:</text:p>
      <text:p text:style-name="Text_20_body">First, install XDebug, this assumes you already have a LAMP stack installed with Apache, PHP, MySQL:</text:p>
      <text:list xml:id="list9197202505407805587" text:style-name="L1">
        <text:list-item>
          <text:p text:style-name="P2">sudo apt-get install php5-xdebug</text:p>
        </text:list-item>
      </text:list>
      <text:p text:style-name="Text_20_body">This installed the latest version, which is 2.2.3 at this time.  Now update the options in PHP.INI - /etc/php5/apache2/php.ini </text:p>
      <text:list xml:id="list366961610896478963" text:style-name="L2">
        <text:list-item>
          <text:p text:style-name="P1"># Added for xdebug</text:p>
          <text:p text:style-name="P1">zend_extension="/usr/lib/php5/20121212/xdebug.so"</text:p>
          <text:p text:style-name="P1">xdebug.remote_enable=1</text:p>
          <text:p text:style-name="P1">xdebug.remote_handler=dbgp </text:p>
          <text:p text:style-name="P1">xdebug.remote_mode=req</text:p>
          <text:p text:style-name="P1">xdebug.remote_host=127.0.0.1 </text:p>
          <text:p text:style-name="P1">xdebug.remote_port=9000</text:p>
          <text:p text:style-name="P3">xdebug.max_nesting_level=300</text:p>
        </text:list-item>
      </text:list>
      <text:p text:style-name="Text_20_body">Restart Apache2, and you are ready to go!</text:p>
      <text:list xml:id="list540050187384827451" text:style-name="L3">
        <text:list-item>
          <text:p text:style-name="P4">sudo service apache2 restart</text:p>
        </text:list-item>
      </text:list>
      <text:p text:style-name="Text_20_body"> </text:p>
      <text:p text:style-name="Text_20_body">Sources</text:p>
      <text:p text:style-name="Text_20_body"><text:a xlink:type="simple" xlink:href="http://purencool.com/installing-xdebug-on-ubuntu">http://purencool.com/installing-xdebug-on-ubuntu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6:24:15.063587486</meta:creation-date>
    <dc:date>2015-04-18T16:24:41.445086076</dc:date>
    <meta:editing-duration>P0D</meta:editing-duration>
    <meta:editing-cycles>1</meta:editing-cycles>
    <meta:document-statistic meta:table-count="0" meta:image-count="0" meta:object-count="0" meta:page-count="1" meta:paragraph-count="19" meta:word-count="99" meta:character-count="750" meta:non-whitespace-character-count="672"/>
    <meta:generator>LibreOffice/4.2.6.3$Linux_x86 LibreOffice_project/420m0$Build-3</meta:generator>
  </office:meta>
</office:document-meta>
</file>